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oooc="http://openoffice.org/2004/calc" xmlns:ooow="http://openoffice.org/2004/writer" xmlns:meta="urn:oasis:names:tc:opendocument:xmlns:meta:1.0" xmlns:loext="urn:org:documentfoundation:names:experimental:office:xmlns:loext:1.0" xmlns:number="urn:oasis:names:tc:opendocument:xmlns:datastyle:1.0" xmlns:table="urn:oasis:names:tc:opendocument:xmlns:table:1.0" xmlns:rpt="http://openoffice.org/2005/report" xmlns:chart="urn:oasis:names:tc:opendocument:xmlns:chart:1.0" xmlns:tableooo="http://openoffice.org/2009/table" xmlns:draw="urn:oasis:names:tc:opendocument:xmlns:drawing:1.0" xmlns:dr3d="urn:oasis:names:tc:opendocument:xmlns:dr3d:1.0" xmlns:text="urn:oasis:names:tc:opendocument:xmlns:text:1.0" xmlns:style="urn:oasis:names:tc:opendocument:xmlns:style:1.0" xmlns:dc="http://purl.org/dc/elements/1.1/" xmlns:calcext="urn:org:documentfoundation:names:experimental:calc:xmlns:calcext:1.0" xmlns:drawooo="http://openoffice.org/2010/draw" xmlns:xlink="http://www.w3.org/1999/xlink" xmlns:field="urn:openoffice:names:experimental:ooo-ms-interop:xmlns:field:1.0" xmlns:fo="urn:oasis:names:tc:opendocument:xmlns:xsl-fo-compatible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KR" svg:font-family="'Noto Sans CJK K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0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43"/>
    <style:style style:name="ce2" style:family="table-cell" style:parent-style-name="Default" style:data-style-name="N20110"/>
    <style:style style:name="ce3" style:family="table-cell" style:parent-style-name="Default" style:data-style-name="N30112"/>
    <style:style style:name="ce4" style:family="table-cell" style:parent-style-name="Default" style:data-style-name="N50111"/>
    <style:style style:name="ce13" style:family="table-cell" style:parent-style-name="Default" style:data-style-name="N165">
      <style:table-cell-properties style:rotation-align="none"/>
    </style:style>
    <style:style style:name="ce5" style:family="table-cell" style:parent-style-name="Default" style:data-style-name="N10144"/>
    <style:style style:name="ce6" style:family="table-cell" style:parent-style-name="Default" style:data-style-name="N20111"/>
    <style:style style:name="ce7" style:family="table-cell" style:parent-style-name="Default" style:data-style-name="N30113"/>
    <style:style style:name="ce8" style:family="table-cell" style:parent-style-name="Default" style:data-style-name="N50112"/>
    <style:style style:name="ce20" style:family="table-cell" style:parent-style-name="Default" style:data-style-name="N17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ng/calendar</text:p>
          </table:table-cell>
          <table:table-cell office:value-type="string" calcext:value-type="string">
            <text:p>NatNum0</text:p>
          </table:table-cell>
          <table:table-cell office:value-type="string" calcext:value-type="string">
            <text:p>NatNum1</text:p>
          </table:table-cell>
        </table:table-row>
        <table:table-row table:style-name="ro2">
          <table:table-cell office:value-type="string" calcext:value-type="string">
            <text:p>Thai/buddhist</text:p>
          </table:table-cell>
          <table:table-cell table:style-name="ce1" table:formula="of:=TODAY()" office:value-type="date" office:date-value="2020-04-25" calcext:value-type="date">
            <text:p>25-04-2563</text:p>
          </table:table-cell>
          <table:table-cell table:style-name="ce5" table:formula="of:=TODAY()" office:value-type="date" office:date-value="2020-04-25" calcext:value-type="date">
            <text:p>๒๕-๐๔-๒๕๖๓</text:p>
          </table:table-cell>
        </table:table-row>
        <table:table-row table:style-name="ro2">
          <table:table-cell office:value-type="string" calcext:value-type="string">
            <text:p>Japanese/gengou</text:p>
          </table:table-cell>
          <table:table-cell table:style-name="ce2" table:formula="of:=TODAY()" office:value-type="date" office:date-value="2020-04-25" calcext:value-type="date">
            <text:p>25-04-02</text:p>
          </table:table-cell>
          <table:table-cell table:style-name="ce6" table:formula="of:=TODAY()" office:value-type="date" office:date-value="2020-04-25" calcext:value-type="date">
            <text:p>二十五-四-二</text:p>
          </table:table-cell>
        </table:table-row>
        <table:table-row table:style-name="ro2">
          <table:table-cell office:value-type="string" calcext:value-type="string">
            <text:p>Hebrew/jewish</text:p>
          </table:table-cell>
          <table:table-cell table:style-name="ce3" table:formula="of:=TODAY()" office:value-type="date" office:date-value="2020-04-25" calcext:value-type="date">
            <text:p>א׳-ב׳-ה׳ תש״פ</text:p>
          </table:table-cell>
          <table:table-cell table:style-name="ce7" table:formula="of:=TODAY()" office:value-type="date" office:date-value="2020-04-25" calcext:value-type="date">
            <text:p>א׳-ב׳-ה׳ תש״פ</text:p>
          </table:table-cell>
        </table:table-row>
        <table:table-row table:style-name="ro2">
          <table:table-cell office:value-type="string" calcext:value-type="string">
            <text:p>Arabic/hijri</text:p>
          </table:table-cell>
          <table:table-cell table:style-name="ce4" table:formula="of:=TODAY()" office:value-type="date" office:date-value="2020-04-25" calcext:value-type="date">
            <text:p>02-09-1441</text:p>
          </table:table-cell>
          <table:table-cell table:style-name="ce8" table:formula="of:=TODAY()" office:value-type="date" office:date-value="2020-04-25" calcext:value-type="date">
            <text:p>٠٢-٠٩-١٤٤١</text:p>
          </table:table-cell>
        </table:table-row>
        <table:table-row table:style-name="ro3">
          <table:table-cell office:value-type="string" calcext:value-type="string">
            <text:p>Korean/dangi</text:p>
          </table:table-cell>
          <table:table-cell table:style-name="ce13" table:formula="of:=TODAY()" office:value-type="date" office:date-value="2020-04-25" calcext:value-type="date">
            <text:p>4353/04/25</text:p>
          </table:table-cell>
          <table:table-cell table:style-name="ce20" table:formula="of:=TODAY()" office:value-type="date" office:date-value="2020-04-25" calcext:value-type="date">
            <text:p>四三五三/四/二十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ooc="http://openoffice.org/2004/calc" xmlns:ooow="http://openoffice.org/2004/writer" xmlns:meta="urn:oasis:names:tc:opendocument:xmlns:meta:1.0" xmlns:loext="urn:org:documentfoundation:names:experimental:office:xmlns:loext:1.0" xmlns:number="urn:oasis:names:tc:opendocument:xmlns:datastyle:1.0" xmlns:table="urn:oasis:names:tc:opendocument:xmlns:table:1.0" xmlns:rpt="http://openoffice.org/2005/report" xmlns:chart="urn:oasis:names:tc:opendocument:xmlns:chart:1.0" xmlns:tableooo="http://openoffice.org/2009/table" xmlns:draw="urn:oasis:names:tc:opendocument:xmlns:drawing:1.0" xmlns:dr3d="urn:oasis:names:tc:opendocument:xmlns:dr3d:1.0" xmlns:text="urn:oasis:names:tc:opendocument:xmlns:text:1.0" xmlns:style="urn:oasis:names:tc:opendocument:xmlns:style:1.0" xmlns:dc="http://purl.org/dc/elements/1.1/" xmlns:calcext="urn:org:documentfoundation:names:experimental:calc:xmlns:calcext:1.0" xmlns:drawooo="http://openoffice.org/2010/draw" xmlns:xlink="http://www.w3.org/1999/xlink" xmlns:field="urn:openoffice:names:experimental:ooo-ms-interop:xmlns:field:1.0" xmlns:fo="urn:oasis:names:tc:opendocument:xmlns:xsl-fo-compatible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KR" svg:font-family="'Noto Sans CJK K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5P0" style:volatile="true">
      <number:year number:calendar="dangi" number:style="long"/>
      <number:text>/</number:text>
      <number:month number:calendar="dangi" number:style="long"/>
      <number:text>/</number:text>
      <number:day number:calendar="dangi" number:style="long"/>
    </number:date-style>
    <number:text-style style:name="N165" number:title="User-defined">
      <number:text-content/>
      <style:map style:condition="value()&lt;=1.79769313486232E+308" style:apply-style-name="N165P0"/>
    </number:text-style>
    <number:date-style style:name="N167P0" style:volatile="true">
      <number:year number:calendar="dangi"/>
      <number:text>/</number:text>
      <number:month number:calendar="dangi"/>
      <number:text>/</number:text>
      <number:day number:calendar="dangi"/>
    </number:date-style>
    <number:text-style style:name="N167">
      <number:text-content/>
      <style:map style:condition="value()&lt;=1.79769313486232E+308" style:apply-style-name="N167P0"/>
    </number:text-style>
    <number:date-style style:name="N169P0" style:volatile="true">
      <number:year number:calendar="dangi" number:style="long"/>
      <number:text>년 </number:text>
      <number:month number:calendar="dangi"/>
      <number:text>월 </number:text>
      <number:day number:calendar="dangi"/>
      <number:text>일</number:text>
    </number:date-style>
    <number:text-style style:name="N169">
      <number:text-content/>
      <style:map style:condition="value()&lt;=1.79769313486232E+308" style:apply-style-name="N169P0"/>
    </number:text-style>
    <number:date-style style:name="N171P0" style:volatile="true">
      <number:year number:calendar="dangi" number:style="long"/>
      <number:text>년 </number:text>
      <number:month number:calendar="dangi" number:style="long"/>
      <number:text>월 </number:text>
      <number:day number:calendar="dangi" number:style="long"/>
      <number:text>일</number:text>
    </number:date-style>
    <number:text-style style:name="N171" number:title="User-defined">
      <number:text-content/>
      <style:map style:condition="value()&lt;=1.79769313486232E+308" style:apply-style-name="N171P0"/>
    </number:text-style>
    <number:date-style style:name="N172P0" style:volatile="true" number:transliteration-format="一" number:transliteration-language="ko" number:transliteration-country="KR" number:transliteration-style="short">
      <number:year number:calendar="dangi" number:style="long"/>
      <number:text>/</number:text>
      <number:month number:calendar="dangi" number:style="long"/>
      <number:text>/</number:text>
      <number:day number:calendar="dangi" number:style="long"/>
    </number:date-style>
    <number:text-style style:name="N172">
      <number:text-content/>
      <style:map style:condition="value()&lt;=1.79769313486232E+308" style:apply-style-name="N172P0"/>
    </number:text-style>
    <number:date-style style:name="N10143" number:language="th" number:country="TH">
      <number:day number:calendar="buddhist" number:style="long"/>
      <number:text>-</number:text>
      <number:month number:calendar="buddhist" number:style="long"/>
      <number:text>-</number:text>
      <number:year number:calendar="buddhist" number:style="long"/>
    </number:date-style>
    <number:date-style style:name="N10144" number:language="th" number:country="TH" number:transliteration-format="๑" number:transliteration-language="th" number:transliteration-country="TH" number:transliteration-style="short">
      <number:day number:calendar="buddhist" number:style="long"/>
      <number:text>-</number:text>
      <number:month number:calendar="buddhist" number:style="long"/>
      <number:text>-</number:text>
      <number:year number:calendar="buddhist" number:style="long"/>
    </number:date-style>
    <number:date-style style:name="N20110" number:language="ja" number:country="JP">
      <number:day number:calendar="gengou" number:style="long"/>
      <number:text>-</number:text>
      <number:month number:calendar="gengou" number:style="long"/>
      <number:text>-</number:text>
      <number:year number:calendar="gengou" number:style="long"/>
    </number:date-style>
    <number:date-style style:name="N20111" number:language="ja" number:country="JP" number:transliteration-format="一" number:transliteration-language="ja" number:transliteration-country="JP" number:transliteration-style="short">
      <number:day number:calendar="gengou" number:style="long"/>
      <number:text>-</number:text>
      <number:month number:calendar="gengou" number:style="long"/>
      <number:text>-</number:text>
      <number:year number:calendar="gengou" number:style="long"/>
    </number:date-style>
    <number:date-style style:name="N30112" number:language="he" number:country="IL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30113" number:language="he" number:country="IL" number:transliteration-format="א" number:transliteration-language="he" number:transliteration-country="IL" number:transliteration-style="short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40104" number:language="fa" number:country="IR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40105" number:language="fa" number:country="IR" number:transliteration-format="۱" number:transliteration-language="fa" number:transliteration-country="IR" number:transliteration-style="short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50111" number:language="ar" number:country="SA" number:title="User-defined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50112" number:language="ar" number:country="SA" number:title="User-defined" number:transliteration-format="١" number:transliteration-language="ar" number:transliteration-country="SA" number:transliteration-style="short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60149P0" style:volatile="true" number:language="ko" number:country="KR">
      <number:year number:calendar="dangi" number:style="long"/>
      <number:text>년 </number:text>
      <number:month number:calendar="dangi"/>
      <number:text>월 </number:text>
      <number:day number:calendar="dangi"/>
      <number:text>일 </number:text>
      <number:day-of-week number:calendar="dangi" number:style="long"/>
    </number:date-style>
    <number:text-style style:name="N60149" number:language="ko" number:country="KR">
      <number:text-content/>
      <style:map style:condition="value()&lt;=1.79769313486232E+308" style:apply-style-name="N60149P0"/>
    </number:text-style>
    <number:date-style style:name="N60151P0" style:volatile="true" number:language="ko" number:country="KR">
      <number:year number:calendar="dangi" number:style="long"/>
      <number:text>년 </number:text>
      <number:month number:calendar="dangi" number:style="long"/>
      <number:text>월 </number:text>
      <number:day number:calendar="dangi" number:style="long"/>
      <number:text>일 </number:text>
      <number:day-of-week number:calendar="dangi" number:style="long"/>
    </number:date-style>
    <number:text-style style:name="N60151" number:language="ko" number:country="KR">
      <number:text-content/>
      <style:map style:condition="value()&lt;=1.79769313486232E+308" style:apply-style-name="N60151P0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6pt solid #00000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Heading">
      <style:text-properties fo:color="#000000" fo:font-size="18pt" fo:font-style="normal" fo:font-weight="normal"/>
    </style:style>
    <style:style style:name="Heading2" style:family="table-cell" style:parent-style-name="Heading">
      <style:text-properties fo:color="#000000" fo:font-size="12pt" fo:font-style="normal" fo:font-weight="normal"/>
    </style:style>
    <style:style style:name="Accent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00/00/00</text:date>, <text:time style:data-style-name="N2" text:time-value="17:53:28.049461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0-23T10:39:21.600372176</meta:creation-date>
    <dc:date>2020-04-25T17:53:43.336639170</dc:date>
    <meta:editing-duration>PT9M24S</meta:editing-duration>
    <meta:editing-cycles>3</meta:editing-cycles>
    <meta:generator>LibreOfficeDev/7.0.0.0.alpha0$MacOSX_X86_64 LibreOffice_project/4a6ea4ceeec99b27bfb06cde6d8fac3bea068eee</meta:generator>
    <meta:document-statistic meta:table-count="1" meta:cell-count="18" meta:object-count="0"/>
  </office:meta>
</office:document-meta>
</file>